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Footnote">
      <style:text-properties officeooo:paragraph-rsid="1094fa2b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10d55cfb"/>
    </style:style>
    <style:style style:name="P64" style:family="paragraph" style:parent-style-name="Standard">
      <style:text-properties officeooo:paragraph-rsid="10d83c41"/>
    </style:style>
    <style:style style:name="P65" style:family="paragraph" style:parent-style-name="Standard">
      <style:text-properties officeooo:paragraph-rsid="10db5b0b"/>
    </style:style>
    <style:style style:name="P66" style:family="paragraph" style:parent-style-name="Standard">
      <style:text-properties officeooo:paragraph-rsid="10de8c2b"/>
    </style:style>
    <style:style style:name="P67" style:family="paragraph" style:parent-style-name="Standard">
      <style:text-properties officeooo:paragraph-rsid="10e76724"/>
    </style:style>
    <style:style style:name="P68" style:family="paragraph" style:parent-style-name="Standard">
      <style:text-properties officeooo:rsid="104324ed" officeooo:paragraph-rsid="10e76724"/>
    </style:style>
    <style:style style:name="P69" style:family="paragraph" style:parent-style-name="Standard">
      <style:text-properties officeooo:rsid="104ba919" officeooo:paragraph-rsid="10e76724"/>
    </style:style>
    <style:style style:name="P70" style:family="paragraph" style:parent-style-name="Standard">
      <style:text-properties officeooo:rsid="104d5027" officeooo:paragraph-rsid="10e76724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text-properties officeooo:paragraph-rsid="10ed3433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f446fe"/>
    </style:style>
    <style:style style:name="P75" style:family="paragraph" style:parent-style-name="Footnote">
      <style:text-properties officeooo:paragraph-rsid="10faee61" fo:background-color="transparent"/>
    </style:style>
    <style:style style:name="P76" style:family="paragraph" style:parent-style-name="Standard">
      <style:text-properties officeooo:paragraph-rsid="10fe5ee7"/>
    </style:style>
    <style:style style:name="P77" style:family="paragraph" style:parent-style-name="Standard">
      <style:text-properties officeooo:paragraph-rsid="0c819a59"/>
    </style:style>
    <style:style style:name="P78" style:family="paragraph" style:parent-style-name="Standard">
      <style:text-properties officeooo:paragraph-rsid="0e8aa5aa"/>
    </style:style>
    <style:style style:name="P79" style:family="paragraph" style:parent-style-name="Standard">
      <style:text-properties officeooo:paragraph-rsid="10ff453c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a0f8417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8" style:family="text">
      <style:text-properties fo:language="en" fo:country="GB"/>
    </style:style>
    <style:style style:name="T179" style:family="text">
      <style:text-properties fo:language="en" fo:country="GB" fo:font-weight="bold" style:font-weight-asian="bold" style:font-weight-complex="bold"/>
    </style:style>
    <style:style style:name="T180" style:family="text">
      <style:text-properties fo:language="en" fo:country="GB" fo:font-weight="bold" officeooo:rsid="104d5027" style:font-weight-asian="bold" style:font-weight-complex="bold"/>
    </style:style>
    <style:style style:name="T18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3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officeooo:rsid="103c421a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officeooo:rsid="1061b5b8"/>
    </style:style>
    <style:style style:name="T188" style:family="text">
      <style:text-properties officeooo:rsid="1069ed98"/>
    </style:style>
    <style:style style:name="T189" style:family="text">
      <style:text-properties officeooo:rsid="106d22f6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1">Checklist for installing </text:span><text:span text:style-name="T131"><text:user-field-get text:name="Distro">Debian</text:user-field-get></text:span><text:span text:style-name="T132"><text:s/></text:span><text:span text:style-name="T132"><text:user-field-get text:name="Version">12</text:user-field-get></text:span><text:span text:style-name="T133"><text:note text:id="ftn1" text:note-class="footnote"><text:note-citation>1</text:note-citation><text:note-body><text:p text:style-name="P8"><text:span text:style-name="T198">This </text:span><text:span text:style-name="T205"><text:user-field-get text:name="Distro">Debian</text:user-field-get></text:span><text:span text:style-name="T199"><text:s/></text:span><text:span text:style-name="T204"><text:user-field-get text:name="Version">12</text:user-field-get></text:span><text:span text:style-name="T204"><text:s/>Server</text:span><text:span text:style-name="T198"> (codename </text:span><text:span text:style-name="T200">bookworm</text:span><text:span text:style-name="T198">) from </text:span><text:span text:style-name="T201">June </text:span><text:span text:style-name="T203">11</text:span><text:span text:style-name="T210">th</text:span><text:span text:style-name="T203">,</text:span><text:span text:style-name="T198"> </text:span><text:span text:style-name="T209"><text:user-field-get text:name="Releaseyear">2023</text:user-field-get></text:span><text:span text:style-name="T198"><text:s/>is supported for 5 years until </text:span><text:span text:style-name="T202">June</text:span><text:span text:style-name="T198"> </text:span><text:span text:style-name="T203">30</text:span><text:span text:style-name="T210">th</text:span><text:span text:style-name="T203">, </text:span><text:span text:style-name="T127">202</text:span><text:span text:style-name="T129">8</text:span><text:span text:style-name="T128">.</text:span></text:p></text:note-body></text:note></text:span><text:span text:style-name="T134"><text:s/></text:span><text:span text:style-name="T136">Server</text:span><text:span text:style-name="T135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3"/></text:span></text:p>
      <text:p text:style-name="P73">Fill in the text box after &lt;...&gt;</text:p>
      <text:p text:style-name="P41"><text:span text:style-name="T181">&lt;user&gt;</text:span><text:span text:style-name="T156"><text:tab/><text:tab/></text:span><text:span text:style-name="T164"> <text:tab/><text:tab/><text:tab/> </text:span><text:span text:style-name="T157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7"><text:tab/></text:span><text:span text:style-name="T161">e.g.</text:span><text:span text:style-name="T165"> </text:span><text:span text:style-name="T171">J</text:span><text:span text:style-name="T172">oh</text:span><text:span text:style-name="T171">n </text:span><text:span text:style-name="T173">Doe</text:span></text:p>
      <text:p text:style-name="P76"><text:span text:style-name="T13">&lt;</text:span><text:span text:style-name="T168">user</text:span><text:span text:style-name="T169">n</text:span><text:span text:style-name="T14">a</text:span><text:span text:style-name="T15">me&gt;</text:span><text:span text:style-name="T166"><text:tab/><text:tab/><text:tab/> </text:span><text:span text:style-name="T166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6"><text:tab/></text:span><text:span text:style-name="T167">e.g.</text:span><text:span text:style-name="T6"> </text:span><text:span text:style-name="T121">j</text:span><text:span text:style-name="T122">oh</text:span><text:span text:style-name="T121">n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0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5"> </text:span><text:span text:style-name="T154">sv</text:span><text:span text:style-name="T155">02</text:span></text:p>
      <text:p text:style-name="P42"><text:span text:style-name="T181">&lt;user</text:span><text:span text:style-name="T142">&gt;</text:span><text:span text:style-name="T149"><text:tab/><text:tab/></text:span><text:span text:style-name="T164"> <text:tab/><text:tab/><text:tab/> </text:span><text:span text:style-name="T157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7"><text:tab/></text:span><text:span text:style-name="T162">i.e.</text:span><text:span text:style-name="T158"> </text:span><text:span text:style-name="T159">additional </text:span><text:span text:style-name="T160">user</text:span><text:span text:style-name="T163">s</text:span></text:p>
      <text:p text:style-name="P76"><text:span text:style-name="T181">&lt;</text:span><text:span text:style-name="T150">user</text:span><text:span text:style-name="T151">n</text:span><text:span text:style-name="T143">a</text:span><text:span text:style-name="T144">me&gt;</text:span><text:span text:style-name="T142"><text:tab/><text:tab/><text:tab/> </text:span><text:span text:style-name="T166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6"><text:tab/></text:span><text:span text:style-name="T153">i.e.</text:span><text:span text:style-name="T152"> </text:span><text:span text:style-name="T146">additional </text:span><text:span text:style-name="T147">user</text:span><text:span text:style-name="T148">s</text:span></text:p>
      <text:p text:style-name="P74"><text:span text:style-name="T206">r</text:span><text:span text:style-name="T207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7">Not yet on Linux?</text:span></text:span><text:span text:style-name="T114"><text:tab/></text:span><text:span text:style-name="T119">Use</text:span><text:span text:style-name="T115"> </text:span><text:span text:style-name="Strong_20_Emphasis"><text:span text:style-name="T123">Checklist </text:span></text:span><text:span text:style-name="Strong_20_Emphasis"><text:span text:style-name="T124">transfer</text:span></text:span><text:span text:style-name="T115"> o</text:span><text:span text:style-name="T116">n</text:span><text:span text:style-name="T115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7"> </text:span><text:span text:style-name="T116">u</text:span><text:span text:style-name="T117">nder </text:span><text:span text:style-name="Strong_20_Emphasis"><text:span text:style-name="T138">Linux</text:span></text:span><text:span text:style-name="T118">.</text:span></text:p>
      <text:p text:style-name="P40"><text:span text:style-name="Strong_20_Emphasis"><text:span text:style-name="T87">New installation?</text:span></text:span><text:span text:style-name="T30"><text:tab/><text:tab/></text:span><text:span text:style-name="T48">Start at chapter </text:span><text:span text:style-name="Strong_20_Emphasis"><text:span text:style-name="T88"><text:bookmark-ref text:reference-format="page" text:ref-name="__RefNumPara__4009_12717081281">2</text:bookmark-ref></text:span></text:span><text:span text:style-name="Strong_20_Emphasis"><text:span text:style-name="T88"><text:s text:c="2"/></text:span></text:span><text:span text:style-name="Strong_20_Emphasis"><text:span text:style-name="T88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7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1"><text:span text:style-name="T32">Log in as </text:span><text:span text:style-name="T182">&lt;user&gt;</text:span><text:span text:style-name="T9"><text:note text:id="ftn2" text:note-class="footnote"><text:note-citation>2</text:note-citation><text:note-body><text:p text:style-name="P27"><text:span text:style-name="T75">Login any additional </text:span><text:span text:style-name="T76">users</text:span><text:span text:style-name="T78"> </text:span><text:span text:style-name="T75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4"><text:span text:style-name="T64">Type: </text:span><text:span text:style-name="User_20_Entry"><text:span text:style-name="T8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3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89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0">Perform installation</text:span></text:span><text:bookmark-end text:name="__RefNumPara__4009_12717081281"/></text:p>
        </text:list-item>
      </text:list>
      <text:p text:style-name="P47"><text:span text:style-name="Strong_20_Emphasis"><text:span text:style-name="T12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5">Boot the computer from</text:span><text:span text:style-name="T126"><text:note text:id="ftn3" text:note-class="footnote"><text:note-citation>1</text:note-citation><text:note-body><text:p text:style-name="P75"><text:span text:style-name="T79">Boot menu/Setup via one of the </text:span><text:span text:style-name="T80">f</text:span><text:span text:style-name="T79">requently used keys: </text:span><text:span text:style-name="T99">Esc</text:span><text:span text:style-name="T81">, </text:span><text:span text:style-name="T99">Delete</text:span><text:span text:style-name="T81">, </text:span><text:span text:style-name="T99">F1</text:span><text:span text:style-name="T81">, </text:span><text:span text:style-name="T99">F2</text:span><text:span text:style-name="T81">, </text:span><text:span text:style-name="T99">F9</text:span><text:span text:style-name="T81">, </text:span><text:span text:style-name="T99">F10</text:span><text:span text:style-name="T81">, </text:span><text:span text:style-name="T99">F11</text:span><text:span text:style-name="T81">, or </text:span><text:span text:style-name="T99">F12</text:span></text:p></text:note-body></text:note></text:span><text:span text:style-name="T125"> an </text:span><text:span text:style-name="T105"><text:user-field-get text:name="Distro">Debian</text:user-field-get></text:span><text:span text:style-name="T106"><text:s/></text:span><text:span text:style-name="T106"><text:user-field-get text:name="Version">12</text:user-field-get></text:span><text:span text:style-name="T107"><text:s/></text:span><text:span text:style-name="T113">Server</text:span><text:span text:style-name="T109"> </text:span><text:span text:style-name="T111">Live</text:span><text:span text:style-name="T68"><text:note text:id="ftn4" text:note-class="footnote"><text:note-citation>2</text:note-citation><text:note-body><text:p text:style-name="P3"><text:span text:style-name="T174">From a Live USB stick you can boot and work with </text:span><text:span text:style-name="T130"><text:user-field-get text:name="Distro">Debian</text:user-field-get></text:span><text:span text:style-name="T130"><text:s/></text:span><text:span text:style-name="T174">without modifying any files on the hard drive and also allows installation of </text:span><text:span text:style-name="T130"><text:user-field-get text:name="Distro">Debian</text:user-field-get></text:span><text:span text:style-name="T130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61"><text:span text:style-name="T72">Create a bootable USB stick:<text:line-break/>Download a CD image file (.iso) from</text:span><text:span text:style-name="T71"> </text:span><text:a xlink:type="simple" xlink:href="https://www.debian.org/" text:style-name="Internet_20_link" text:visited-style-name="Visited_20_Internet_20_Link"><text:span text:style-name="T175">debian.org</text:span></text:a><text:span text:style-name="T71">, </text:span><text:span text:style-name="T73">click consecutively </text:span><text:span text:style-name="Sterk_20_accent_20_voetnoot"><text:span text:style-name="T91">Other downloads</text:span></text:span><text:span text:style-name="T73"> <text:line-break/>(under Download) &gt; </text:span><text:span text:style-name="Strong_20_Emphasis"><text:span text:style-name="T77">Other live ISO</text:span></text:span><text:span text:style-name="T73"> (under try </text:span><text:span text:style-name="T73"><text:user-field-get text:name="Distro">Debian</text:user-field-get></text:span><text:span text:style-name="T73"><text:s/>live before installing) &gt; <text:line-break/></text:span><text:span text:style-name="Sterk_20_accent_20_voetnoot"><text:span text:style-name="T92">debian-live-</text:span></text:span><text:span text:style-name="Sterk_20_accent_20_voetnoot"><text:span text:style-name="T92"><text:user-field-get text:name="Version">12</text:user-field-get></text:span></text:span><text:span text:style-name="Sterk_20_accent_20_voetnoot"><text:span text:style-name="T92">.</text:span></text:span><text:span text:style-name="Sterk_20_accent_20_voetnoot"><text:span text:style-name="T93">.</text:span></text:span><text:span text:style-name="Sterk_20_accent_20_voetnoot"><text:span text:style-name="T92">.</text:span></text:span><text:span text:style-name="Sterk_20_accent_20_voetnoot"><text:span text:style-name="T94">-</text:span></text:span><text:span text:style-name="Sterk_20_accent_20_voetnoot"><text:span text:style-name="T92">amd64-</text:span></text:span><text:span text:style-name="Sterk_20_accent_20_voetnoot"><text:span text:style-name="T95">standard</text:span></text:span><text:span text:style-name="Sterk_20_accent_20_voetnoot"><text:span text:style-name="T96">.iso</text:span>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7">Linux informati</text:span></text:span><text:span text:style-name="Sterk_20_accent_20_voetnoot"><text:span text:style-name="T98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6">karelzimmer.nl/en</text:span></text:a><text:span text:style-name="T74">, under </text:span><text:span text:style-name="Sterk_20_accent_20_voetnoot"><text:span text:style-name="T97">Linux</text:span></text:span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4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8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5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5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89">At</text:span><text:span text:style-name="T188"> </text:span><text:span text:style-name="T186">Set up users and passwords</text:span><text:span text:style-name="T188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8">Don</text:span><text:span text:style-name="T139">'t set </text:span><text:span text:style-name="T141">Root</text:span><text:span text:style-name="T139"> pass</text:span><text:span text:style-name="T140">w</text:span><text:span text:style-name="T139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9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3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8">Enter </text:span><text:span text:style-name="T179">User </text:span><text:span text:style-name="T180">n</text:span><text:span text:style-name="T179">ame for you</text:span><text:span text:style-name="T180">r</text:span><text:span text:style-name="T179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0"><text:span text:style-name="T178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2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27">Log in as </text:span><text:span text:style-name="T184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3"><text:span text:style-name="T36">Type: </text:span><text:span text:style-name="User_20_Entry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5"><text:span text:style-name="T40">Choose</text:span><text:span text:style-name="T38"> </text:span><text:span text:style-name="Strong_20_Emphasis"><text:span text:style-name="T90">3</text:span></text:span><text:span text:style-name="T84"> </text:span><text:span text:style-name="T85">Finish installatio</text:span><text:span text:style-name="T86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P</text:span></text:span><text:span text:style-name="Strong_20_Emphasis"><text:span text:style-name="T177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4">&lt;user&gt;</text:span><text:span text:style-name="T35"><text:note text:id="ftn6" text:note-class="footnote"><text:note-citation>1</text:note-citation><text:note-body><text:p text:style-name="P26"><text:span text:style-name="T100">Login any additional </text:span><text:span text:style-name="T101">users</text:span><text:span text:style-name="T102"> </text:span><text:span text:style-name="T100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3"><text:span text:style-name="T36">Type: </text:span><text:span text:style-name="User_20_Entry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0">4</text:span></text:span><text:span text:style-name="T61"> </text:span><text:span text:style-name="T41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1"/>
      <text:p text:style-name="P66"><text:span text:style-name="T110">End of checklist,</text:span><text:span text:style-name="T108"> </text:span><text:span text:style-name="T108"><text:user-field-get text:name="Distro">Debian</text:user-field-get></text:span><text:span text:style-name="T106"><text:s/></text:span><text:span text:style-name="T106"><text:user-field-get text:name="Version">12</text:user-field-get></text:span><text:span text:style-name="T112"><text:s/></text:span><text:span text:style-name="T113">Server</text:span><text:span text:style-name="T109"> </text:span><text:span text:style-name="T110">installation is complete.</text:span></text:p>
      <text:p text:style-name="P45"/>
      <text:p text:style-name="P43"><text:span text:style-name="T190">Written</text:span><text:span text:style-name="T191"> </text:span><text:span text:style-name="T190">by</text:span><text:span text:style-name="T191"> </text:span><text:a xlink:type="simple" xlink:href="mailto:info@karelzimmer.nl?subject=Checklist%20installation%20Linux" text:style-name="Internet_20_link" text:visited-style-name="Visited_20_Internet_20_Link"><text:span text:style-name="T197">Karel Zimmer</text:span></text:a><text:span text:style-name="T192">.</text:span></text:p>
      <text:p text:style-name="P44"><text:span text:style-name="T195">License </text:span><text:span text:style-name="T193">C</text:span><text:span text:style-name="T194">C0</text:span><text:span text:style-name="T192"> 1.0 </text:span><text:span text:style-name="T1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6"><text:s/></text:span><text:span text:style-name="T1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1-07T08:35:42.181497858">07/0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5:42.008861079</dc:date>
    <meta:keyword>Installatie</meta:keyword>
    <meta:keyword>Checklist</meta:keyword>
    <meta:keyword>Linux</meta:keyword>
    <meta:editing-cycles>7062</meta:editing-cycles>
    <meta:editing-duration>P12DT11H1M52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1" meta:character-count="2513" meta:non-whitespace-character-count="2137"/>
    <meta:user-defined meta:name="Info 1"/>
    <meta:user-defined meta:name="Info 2"/>
    <meta:user-defined meta:name="Info 3"/>
    <meta:user-defined meta:name="Info 4"/>
  </office:meta>
</office:document-meta>
</file>